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web" style:master-page-name="MP0" style:family="paragraph">
      <style:paragraph-properties fo:break-before="page"/>
      <style:text-properties style:font-name="Segoe UI" style:font-name-complex="Segoe UI" fo:font-size="10.5pt" style:font-size-asian="10.5pt" style:font-size-complex="10.5pt"/>
    </style:style>
    <style:style style:name="P2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4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5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6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7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8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9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0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1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2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3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4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5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6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7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8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19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0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1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2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3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4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5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6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7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8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29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0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1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2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3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4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5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6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7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8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39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40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41" style:parent-style-name="Normaalweb" style:family="paragraph">
      <style:text-properties style:font-name="Segoe UI" style:font-name-complex="Segoe UI" fo:font-size="10.5pt" style:font-size-asian="10.5pt" style:font-size-complex="10.5pt"/>
    </style:style>
    <style:style style:name="P42" style:parent-style-name="Normaalweb" style:family="paragraph">
      <style:text-properties style:font-name="Segoe UI" style:font-name-complex="Segoe UI" fo:font-size="10.5pt" style:font-size-asian="10.5pt" style:font-size-complex="10.5pt"/>
    </style:style>
  </office:automatic-styles>
  <office:body>
    <office:text text:use-soft-page-breaks="true">
      <text:p text:style-name="P1">10 Mei:</text:p>
      <text:p text:style-name="P2"/>
      <text:p text:style-name="P3">Wij hebben als groep (GA-GD) Besproken over het spel wat we gaan maken.<text:line-break/>We hebben een concept bedacht en een spel als voorbeeld gebruikt genaamd (Mekorama)</text:p>
      <text:p text:style-name="P4">We hadden meerdere concepten van games and manieren hoe we het spelen in het museum.</text:p>
      <text:p text:style-name="P5">Concept is uiteindelijk dat we het heel simpel willen houden en er voor willen zorgen dat we steeds meer en meer kunnen implenteren.</text:p>
      <text:p text:style-name="P6">Dit is wat geschreven voor concept ---------------&gt;<text:line-break/><text:line-break/>We hadden 3 onderwerpen temaken met HITO STEYERL - Toekomst, Scale, Dissapear</text:p>
      <text:p text:style-name="P7">We use = Dissapear en wellicht scale later.</text:p>
      <text:p text:style-name="P8"/>
      <text:p text:style-name="P9">12 Mei:</text:p>
      <text:p text:style-name="P10">We hebben kennis gemaakt RV en hebben de concept uitgelegt aan hun, we hebben besproken wat we wouden in de museum willen hebben.<text:line-break/><text:line-break/>We hebben overlegt wat we gaan maken met de RV zodat hun wisten wat de bedoeling was en we hebben gekeken hoeveel ruimte we hebben voor alles.</text:p>
      <text:p text:style-name="P11">We hebben al geboxt modelt en de character/levels gemaakt voor prototype 1.0<text:line-break/><text:line-break/>Moodbord/Styleguide gemaakt (Styleguide niet af)<text:line-break/><text:line-break/>Wij gaan nu alles noteren zoals Logboek,GameDocument,User interface</text:p>
      <text:p text:style-name="P12"/>
      <text:p text:style-name="P13">Buiten les tijd:</text:p>
      <text:p text:style-name="P14">Nando heeft even alles uitgelegt aan Tatum van de planning, Tatum heeft trello gemaakt afgemaakt.</text:p>
      <text:p text:style-name="P15">Tatum gaat beginnen aan de walk codes voor de character.</text:p>
      <text:p text:style-name="P16">Buiten school tijd: Tatum heeft code geschreven - Walk - Turn world - Menu’s</text:p>
      <text:p text:style-name="P17"/>
      <text:soft-page-break/>
      <text:p text:style-name="P18">17 mei:</text:p>
      <text:p text:style-name="P19">We zijn bij elkaar gaan zitten en beginnen praten over hoe en wat we vandaag gaan doen.</text:p>
      <text:p text:style-name="P20">Jur: Levels maken</text:p>
      <text:p text:style-name="P21">Kayle: Levels maken</text:p>
      <text:p text:style-name="P22">Abigail: Props</text:p>
      <text:p text:style-name="P23">Nando: Character</text:p>
      <text:p text:style-name="P24">We zijn aan het werk van 9:00 tot 11:00 - Nando_Character - Kayle_Level - Jur_Level - Abigail_Assitlist - Tatum level 1 making.</text:p>
      <text:p text:style-name="P25"/>
      <text:p text:style-name="P26">17 - 19 mei<text:line-break/><text:line-break/>Jur heeft level 1-2-3 gemaakt.<text:line-break/>Tatum heeft code geschreven voor walk-turn world-UI</text:p>
      <text:p text:style-name="P27">Nando heeft character process.<text:line-break/><text:line-break/><text:line-break/>19 Mei:</text:p>
      <text:p text:style-name="P28">We begonnen met presentatie maken.<text:line-break/>Trello geupdate - Powerpoint gemaakt</text:p>
      <text:p text:style-name="P29">Starting making prototype.</text:p>
      <text:p text:style-name="P30">We hebben alles klaar gemaakt voor de presentatie, verder besproken wat we voor het volgende print willen doen.</text:p>
      <text:p text:style-name="P31">Sprint 1 done: we zijn gaan kijken wat we de volgende sprint goed moeten hebben.<text:line-break/><text:line-break/>1: 1 concreet goed op 1 lijn liggende verhaal.</text:p>
      <text:p text:style-name="P32">2: Art op dezelfde lijn</text:p>
      <text:p text:style-name="P33">3: Codes die af waren genoteerd die niet af zijn.</text:p>
      <text:p text:style-name="P34"/>
      <text:p text:style-name="P35"/>
      <text:p text:style-name="P36">24 Mei:</text:p>
      <text:p text:style-name="P37">9:00 - 11:00 (Nando afwezig)</text:p>
      <text:p text:style-name="P38">11:00</text:p>
      <text:p text:style-name="P39">new concept/idee  over de game.</text:p>
      <text:p text:style-name="P40">Gepraat met docenten.</text:p>
      <text:p text:style-name="P41">Werk verdeeld en begonnen.</text:p>
      <text:p text:style-name="P42">Color panels die we hebben gekozen.</text:p>
      <text:p text:style-name="Standaard"/>
      <text:p text:style-name="Standaard">31 Mei:</text:p>
      <text:p text:style-name="Standaard">We zijn begonnen met texture geven aan de map/character</text:p>
      <text:p text:style-name="Standaard">Rigging van character.</text:p>
      <text:p text:style-name="Standaard">(First level + character in unity working)</text:p>
      <text:p text:style-name="Standaard"/>
      <text:p text:style-name="Standaard">9 Juni:</text:p>
      <text:p text:style-name="Standaard">Stand up gedaan.</text:p>
      <text:p text:style-name="Standaard">Begonnen aan de to do’s.</text:p>
      <text:p text:style-name="Standaard">UI gemaakt.</text:p>
      <text:p text:style-name="Standaard">Character weightpainting.</text:p>
      <text:p text:style-name="Standaard">Maps verbetert/Code</text:p>
      <text:p text:style-name="Standaard">Props beying made</text:p>
      <text:p text:style-name="Standaard">Planning gemaakt van nu tot voor volgende week dinsdag.</text:p>
      <text:p text:style-name="Standaard"/>
      <text:p text:style-name="Standaard">14 Juni:</text:p>
      <text:p text:style-name="Standaard"/>
      <text:p text:style-name="Standaard">Standup gedaan</text:p>
      <text:p text:style-name="Standaard">begonnen aan wat nodig was voor deze sprint</text:p>
      <text:p text:style-name="Standaard"/>
      <text:p text:style-name="Standaard">16 Juni:</text:p>
      <text:p text:style-name="Standaard"/>
      <text:p text:style-name="Standaard">Sprint revieuw 3.</text:p>
      <text:p text:style-name="Standaard">We moeten onze game zelf meer spelen en testen.</text:p>
      <text:p text:style-name="Standaard">Level rotation moet beter.</text:p>
      <text:p text:style-name="Standaard">Meer communicatie.</text:p>
      <text:p text:style-name="Standaard">We gaan standup doen en bespreken wat er nu de TO DO’s zijn.</text:p>
      <text:p text:style-name="Standaard">Veranderingen die we besloten:</text:p>
      <text:p text:style-name="Standaard">We gaan level 2 skippen en focuses op level 3 - Alles smooth maken en ervoor zorgen dat de levels werken.</text:p>
      <text:p text:style-name="Standaard">Alles implenteren wat we hebben in de game.</text:p>
      <text:p text:style-name="Standaard">We willen rotation - animation - Level goed maken zodat alles goed werkt.</text:p>
      <text:p text:style-name="Standaard">Bord - Emission - Animations - GAMEART wat geimpleteerd moet worden</text:p>
      <text:p text:style-name="Standaard">We zijn de level 3 aan het play testen en aan het regelen dat we 1 level goed hebben voor gebruik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yle Pechler</meta:initial-creator>
    <dc:creator>kyle Pechler</dc:creator>
    <meta:creation-date>2022-06-16T10:54:00Z</meta:creation-date>
    <dc:date>2022-06-16T10:58:00Z</dc:date>
    <meta:template xlink:href="Normal.dotm" xlink:type="simple"/>
    <meta:editing-cycles>1</meta:editing-cycles>
    <meta:editing-duration>PT240S</meta:editing-duration>
    <meta:document-statistic meta:page-count="4" meta:paragraph-count="6" meta:word-count="490" meta:character-count="3281" meta:row-count="23" meta:non-whitespace-character-count="2797"/>
  </office:meta>
</office:document-meta>
</file>